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7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1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1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number-columns-repeated="15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15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15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15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15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15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15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7"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5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5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7"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27/03/2020</text:date>, <text:time>22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3-27T22:25:24.72</dc:date>
    <meta:editing-duration>PT7H32M11S</meta:editing-duration>
    <meta:editing-cycles>6</meta:editing-cycles>
    <meta:generator>OpenOffice/4.1.5$Win32 OpenOffice.org_project/415m1$Build-9789</meta:generator>
    <meta:document-statistic meta:table-count="3" meta:cell-count="300" meta:object-count="0"/>
  </office:meta>
</office:document-meta>
</file>